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6.3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aasht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];[.B1];[.C1];[.B1];[.D1];[.B1];[.E1])" office:value-type="string" office:string-value="SELECT &#10;    ISE.lab_name,&#10;    ISE.invest_name,&#10;    COUNT(ISE.iv_id) AS totalManualTest,&#10;    DATE(ISE.entry_date),&#10;    ISE.im_id,&#10;    h.hosp_name&#10;FROM sharp_aashta.investigation AS ISE&#10;        JOIN sharp_aashta.investigation_master AS I ON I.im_id = ISE.im_id&#10;    Join sharp_aasht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aashta.investigation AS ISE</text:p>
            <text:p>        JOIN sharp_aashta.investigation_master AS I ON I.im_id = ISE.im_id</text:p>
            <text:p>    Join sharp_aasht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ashoknaga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];[.B2];[.C2];[.B2];[.D2];[.B2];[.E2])" office:value-type="string" office:string-value="SELECT &#10;    ISE.lab_name,&#10;    ISE.invest_name,&#10;    COUNT(ISE.iv_id) AS totalManualTest,&#10;    DATE(ISE.entry_date),&#10;    ISE.im_id,&#10;    h.hosp_name&#10;FROM sharp_ashoknagar.investigation AS ISE&#10;        JOIN sharp_ashoknagar.investigation_master AS I ON I.im_id = ISE.im_id&#10;    Join sharp_ashoknaga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ashoknagar.investigation AS ISE</text:p>
            <text:p>        JOIN sharp_ashoknagar.investigation_master AS I ON I.im_id = ISE.im_id</text:p>
            <text:p>    Join sharp_ashoknaga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badwah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];[.B3];[.C3];[.B3];[.D3];[.B3];[.E3])" office:value-type="string" office:string-value="SELECT &#10;    ISE.lab_name,&#10;    ISE.invest_name,&#10;    COUNT(ISE.iv_id) AS totalManualTest,&#10;    DATE(ISE.entry_date),&#10;    ISE.im_id,&#10;    h.hosp_name&#10;FROM sharp_badwah.investigation AS ISE&#10;        JOIN sharp_badwah.investigation_master AS I ON I.im_id = ISE.im_id&#10;    Join sharp_badwah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badwah.investigation AS ISE</text:p>
            <text:p>        JOIN sharp_badwah.investigation_master AS I ON I.im_id = ISE.im_id</text:p>
            <text:p>    Join sharp_badwah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betul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];[.B4];[.C4];[.B4];[.D4];[.B4];[.E4])" office:value-type="string" office:string-value="SELECT &#10;    ISE.lab_name,&#10;    ISE.invest_name,&#10;    COUNT(ISE.iv_id) AS totalManualTest,&#10;    DATE(ISE.entry_date),&#10;    ISE.im_id,&#10;    h.hosp_name&#10;FROM sharp_betul.investigation AS ISE&#10;        JOIN sharp_betul.investigation_master AS I ON I.im_id = ISE.im_id&#10;    Join sharp_betul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betul.investigation AS ISE</text:p>
            <text:p>        JOIN sharp_betul.investigation_master AS I ON I.im_id = ISE.im_id</text:p>
            <text:p>    Join sharp_betul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bhopal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];[.B5];[.C5];[.B5];[.D5];[.B5];[.E5])" office:value-type="string" office:string-value="SELECT &#10;    ISE.lab_name,&#10;    ISE.invest_name,&#10;    COUNT(ISE.iv_id) AS totalManualTest,&#10;    DATE(ISE.entry_date),&#10;    ISE.im_id,&#10;    h.hosp_name&#10;FROM sharp_bhopal.investigation AS ISE&#10;        JOIN sharp_bhopal.investigation_master AS I ON I.im_id = ISE.im_id&#10;    Join sharp_bhopal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bhopal.investigation AS ISE</text:p>
            <text:p>        JOIN sharp_bhopal.investigation_master AS I ON I.im_id = ISE.im_id</text:p>
            <text:p>    Join sharp_bhopal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dewas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];[.B6];[.C6];[.B6];[.D6];[.B6];[.E6])" office:value-type="string" office:string-value="SELECT &#10;    ISE.lab_name,&#10;    ISE.invest_name,&#10;    COUNT(ISE.iv_id) AS totalManualTest,&#10;    DATE(ISE.entry_date),&#10;    ISE.im_id,&#10;    h.hosp_name&#10;FROM sharp_dewas.investigation AS ISE&#10;        JOIN sharp_dewas.investigation_master AS I ON I.im_id = ISE.im_id&#10;    Join sharp_dewas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dewas.investigation AS ISE</text:p>
            <text:p>        JOIN sharp_dewas.investigation_master AS I ON I.im_id = ISE.im_id</text:p>
            <text:p>    Join sharp_dewas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dha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];[.B7];[.C7];[.B7];[.D7];[.B7];[.E7])" office:value-type="string" office:string-value="SELECT &#10;    ISE.lab_name,&#10;    ISE.invest_name,&#10;    COUNT(ISE.iv_id) AS totalManualTest,&#10;    DATE(ISE.entry_date),&#10;    ISE.im_id,&#10;    h.hosp_name&#10;FROM sharp_dhar.investigation AS ISE&#10;        JOIN sharp_dhar.investigation_master AS I ON I.im_id = ISE.im_id&#10;    Join sharp_dha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dhar.investigation AS ISE</text:p>
            <text:p>        JOIN sharp_dhar.investigation_master AS I ON I.im_id = ISE.im_id</text:p>
            <text:p>    Join sharp_dha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khandw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8];[.B8];[.C8];[.B8];[.D8];[.B8];[.E8])" office:value-type="string" office:string-value="SELECT &#10;    ISE.lab_name,&#10;    ISE.invest_name,&#10;    COUNT(ISE.iv_id) AS totalManualTest,&#10;    DATE(ISE.entry_date),&#10;    ISE.im_id,&#10;    h.hosp_name&#10;FROM sharp_khandwa.investigation AS ISE&#10;        JOIN sharp_khandwa.investigation_master AS I ON I.im_id = ISE.im_id&#10;    Join sharp_khandw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khandwa.investigation AS ISE</text:p>
            <text:p>        JOIN sharp_khandwa.investigation_master AS I ON I.im_id = ISE.im_id</text:p>
            <text:p>    Join sharp_khandw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kuksh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9];[.B9];[.C9];[.B9];[.D9];[.B9];[.E9])" office:value-type="string" office:string-value="SELECT &#10;    ISE.lab_name,&#10;    ISE.invest_name,&#10;    COUNT(ISE.iv_id) AS totalManualTest,&#10;    DATE(ISE.entry_date),&#10;    ISE.im_id,&#10;    h.hosp_name&#10;FROM sharp_kukshi.investigation AS ISE&#10;        JOIN sharp_kukshi.investigation_master AS I ON I.im_id = ISE.im_id&#10;    Join sharp_kukshi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kukshi.investigation AS ISE</text:p>
            <text:p>        JOIN sharp_kukshi.investigation_master AS I ON I.im_id = ISE.im_id</text:p>
            <text:p>    Join sharp_kukshi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maiha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0];[.B10];[.C10];[.B10];[.D10];[.B10];[.E10])" office:value-type="string" office:string-value="SELECT &#10;    ISE.lab_name,&#10;    ISE.invest_name,&#10;    COUNT(ISE.iv_id) AS totalManualTest,&#10;    DATE(ISE.entry_date),&#10;    ISE.im_id,&#10;    h.hosp_name&#10;FROM sharp_maihar.investigation AS ISE&#10;        JOIN sharp_maihar.investigation_master AS I ON I.im_id = ISE.im_id&#10;    Join sharp_maiha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maihar.investigation AS ISE</text:p>
            <text:p>        JOIN sharp_maihar.investigation_master AS I ON I.im_id = ISE.im_id</text:p>
            <text:p>    Join sharp_maiha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mandsa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1];[.B11];[.C11];[.B11];[.D11];[.B11];[.E11])" office:value-type="string" office:string-value="SELECT &#10;    ISE.lab_name,&#10;    ISE.invest_name,&#10;    COUNT(ISE.iv_id) AS totalManualTest,&#10;    DATE(ISE.entry_date),&#10;    ISE.im_id,&#10;    h.hosp_name&#10;FROM sharp_mandsaur.investigation AS ISE&#10;        JOIN sharp_mandsaur.investigation_master AS I ON I.im_id = ISE.im_id&#10;    Join sharp_mandsau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mandsaur.investigation AS ISE</text:p>
            <text:p>        JOIN sharp_mandsaur.investigation_master AS I ON I.im_id = ISE.im_id</text:p>
            <text:p>    Join sharp_mandsau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nain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2];[.B12];[.C12];[.B12];[.D12];[.B12];[.E12])" office:value-type="string" office:string-value="SELECT &#10;    ISE.lab_name,&#10;    ISE.invest_name,&#10;    COUNT(ISE.iv_id) AS totalManualTest,&#10;    DATE(ISE.entry_date),&#10;    ISE.im_id,&#10;    h.hosp_name&#10;FROM sharp_nainpur.investigation AS ISE&#10;        JOIN sharp_nainpur.investigation_master AS I ON I.im_id = ISE.im_id&#10;    Join sharp_nainpu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nainpur.investigation AS ISE</text:p>
            <text:p>        JOIN sharp_nainpur.investigation_master AS I ON I.im_id = ISE.im_id</text:p>
            <text:p>    Join sharp_nainpu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pipariy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3];[.B13];[.C13];[.B13];[.D13];[.B13];[.E13])" office:value-type="string" office:string-value="SELECT &#10;    ISE.lab_name,&#10;    ISE.invest_name,&#10;    COUNT(ISE.iv_id) AS totalManualTest,&#10;    DATE(ISE.entry_date),&#10;    ISE.im_id,&#10;    h.hosp_name&#10;FROM sharp_pipariya.investigation AS ISE&#10;        JOIN sharp_pipariya.investigation_master AS I ON I.im_id = ISE.im_id&#10;    Join sharp_pipariy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pipariya.investigation AS ISE</text:p>
            <text:p>        JOIN sharp_pipariya.investigation_master AS I ON I.im_id = ISE.im_id</text:p>
            <text:p>    Join sharp_pipariy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rajgarh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4];[.B14];[.C14];[.B14];[.D14];[.B14];[.E14])" office:value-type="string" office:string-value="SELECT &#10;    ISE.lab_name,&#10;    ISE.invest_name,&#10;    COUNT(ISE.iv_id) AS totalManualTest,&#10;    DATE(ISE.entry_date),&#10;    ISE.im_id,&#10;    h.hosp_name&#10;FROM sharp_rajgarh.investigation AS ISE&#10;        JOIN sharp_rajgarh.investigation_master AS I ON I.im_id = ISE.im_id&#10;    Join sharp_rajgarh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rajgarh.investigation AS ISE</text:p>
            <text:p>        JOIN sharp_rajgarh.investigation_master AS I ON I.im_id = ISE.im_id</text:p>
            <text:p>    Join sharp_rajgarh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sidh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5];[.B15];[.C15];[.B15];[.D15];[.B15];[.E15])" office:value-type="string" office:string-value="SELECT &#10;    ISE.lab_name,&#10;    ISE.invest_name,&#10;    COUNT(ISE.iv_id) AS totalManualTest,&#10;    DATE(ISE.entry_date),&#10;    ISE.im_id,&#10;    h.hosp_name&#10;FROM sharp_sidhi.investigation AS ISE&#10;        JOIN sharp_sidhi.investigation_master AS I ON I.im_id = ISE.im_id&#10;    Join sharp_sidhi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sidhi.investigation AS ISE</text:p>
            <text:p>        JOIN sharp_sidhi.investigation_master AS I ON I.im_id = ISE.im_id</text:p>
            <text:p>    Join sharp_sidhi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bairagarh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6];[.B16];[.C16];[.B16];[.D16];[.B16];[.E16])" office:value-type="string" office:string-value="SELECT &#10;    ISE.lab_name,&#10;    ISE.invest_name,&#10;    COUNT(ISE.iv_id) AS totalManualTest,&#10;    DATE(ISE.entry_date),&#10;    ISE.im_id,&#10;    h.hosp_name&#10;FROM sharp_bairagarh.investigation AS ISE&#10;        JOIN sharp_bairagarh.investigation_master AS I ON I.im_id = ISE.im_id&#10;    Join sharp_bairagarh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bairagarh.investigation AS ISE</text:p>
            <text:p>        JOIN sharp_bairagarh.investigation_master AS I ON I.im_id = ISE.im_id</text:p>
            <text:p>    Join sharp_bairagarh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begumganj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7];[.B17];[.C17];[.B17];[.D17];[.B17];[.E17])" office:value-type="string" office:string-value="SELECT &#10;    ISE.lab_name,&#10;    ISE.invest_name,&#10;    COUNT(ISE.iv_id) AS totalManualTest,&#10;    DATE(ISE.entry_date),&#10;    ISE.im_id,&#10;    h.hosp_name&#10;FROM sharp_begumganj.investigation AS ISE&#10;        JOIN sharp_begumganj.investigation_master AS I ON I.im_id = ISE.im_id&#10;    Join sharp_begumganj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begumganj.investigation AS ISE</text:p>
            <text:p>        JOIN sharp_begumganj.investigation_master AS I ON I.im_id = ISE.im_id</text:p>
            <text:p>    Join sharp_begumganj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biaor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8];[.B18];[.C18];[.B18];[.D18];[.B18];[.E18])" office:value-type="string" office:string-value="SELECT &#10;    ISE.lab_name,&#10;    ISE.invest_name,&#10;    COUNT(ISE.iv_id) AS totalManualTest,&#10;    DATE(ISE.entry_date),&#10;    ISE.im_id,&#10;    h.hosp_name&#10;FROM sharp_biaora.investigation AS ISE&#10;        JOIN sharp_biaora.investigation_master AS I ON I.im_id = ISE.im_id&#10;    Join sharp_biaor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biaora.investigation AS ISE</text:p>
            <text:p>        JOIN sharp_biaora.investigation_master AS I ON I.im_id = ISE.im_id</text:p>
            <text:p>    Join sharp_biaor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byohar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9];[.B19];[.C19];[.B19];[.D19];[.B19];[.E19])" office:value-type="string" office:string-value="SELECT &#10;    ISE.lab_name,&#10;    ISE.invest_name,&#10;    COUNT(ISE.iv_id) AS totalManualTest,&#10;    DATE(ISE.entry_date),&#10;    ISE.im_id,&#10;    h.hosp_name&#10;FROM sharp_byohari.investigation AS ISE&#10;        JOIN sharp_byohari.investigation_master AS I ON I.im_id = ISE.im_id&#10;    Join sharp_byohari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byohari.investigation AS ISE</text:p>
            <text:p>        JOIN sharp_byohari.investigation_master AS I ON I.im_id = ISE.im_id</text:p>
            <text:p>    Join sharp_byohari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dabr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0];[.B20];[.C20];[.B20];[.D20];[.B20];[.E20])" office:value-type="string" office:string-value="SELECT &#10;    ISE.lab_name,&#10;    ISE.invest_name,&#10;    COUNT(ISE.iv_id) AS totalManualTest,&#10;    DATE(ISE.entry_date),&#10;    ISE.im_id,&#10;    h.hosp_name&#10;FROM sharp_dabra.investigation AS ISE&#10;        JOIN sharp_dabra.investigation_master AS I ON I.im_id = ISE.im_id&#10;    Join sharp_dabr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dabra.investigation AS ISE</text:p>
            <text:p>        JOIN sharp_dabra.investigation_master AS I ON I.im_id = ISE.im_id</text:p>
            <text:p>    Join sharp_dabr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gadarwad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1];[.B21];[.C21];[.B21];[.D21];[.B21];[.E21])" office:value-type="string" office:string-value="SELECT &#10;    ISE.lab_name,&#10;    ISE.invest_name,&#10;    COUNT(ISE.iv_id) AS totalManualTest,&#10;    DATE(ISE.entry_date),&#10;    ISE.im_id,&#10;    h.hosp_name&#10;FROM sharp_gadarwada.investigation AS ISE&#10;        JOIN sharp_gadarwada.investigation_master AS I ON I.im_id = ISE.im_id&#10;    Join sharp_gadarwad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gadarwada.investigation AS ISE</text:p>
            <text:p>        JOIN sharp_gadarwada.investigation_master AS I ON I.im_id = ISE.im_id</text:p>
            <text:p>    Join sharp_gadarwad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ganjbasod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2];[.B22];[.C22];[.B22];[.D22];[.B22];[.E22])" office:value-type="string" office:string-value="SELECT &#10;    ISE.lab_name,&#10;    ISE.invest_name,&#10;    COUNT(ISE.iv_id) AS totalManualTest,&#10;    DATE(ISE.entry_date),&#10;    ISE.im_id,&#10;    h.hosp_name&#10;FROM sharp_ganjbasoda.investigation AS ISE&#10;        JOIN sharp_ganjbasoda.investigation_master AS I ON I.im_id = ISE.im_id&#10;    Join sharp_ganjbasod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ganjbasoda.investigation AS ISE</text:p>
            <text:p>        JOIN sharp_ganjbasoda.investigation_master AS I ON I.im_id = ISE.im_id</text:p>
            <text:p>    Join sharp_ganjbasod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gun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3];[.B23];[.C23];[.B23];[.D23];[.B23];[.E23])" office:value-type="string" office:string-value="SELECT &#10;    ISE.lab_name,&#10;    ISE.invest_name,&#10;    COUNT(ISE.iv_id) AS totalManualTest,&#10;    DATE(ISE.entry_date),&#10;    ISE.im_id,&#10;    h.hosp_name&#10;FROM sharp_guna.investigation AS ISE&#10;        JOIN sharp_guna.investigation_master AS I ON I.im_id = ISE.im_id&#10;    Join sharp_gun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guna.investigation AS ISE</text:p>
            <text:p>        JOIN sharp_guna.investigation_master AS I ON I.im_id = ISE.im_id</text:p>
            <text:p>    Join sharp_gun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hard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4];[.B24];[.C24];[.B24];[.D24];[.B24];[.E24])" office:value-type="string" office:string-value="SELECT &#10;    ISE.lab_name,&#10;    ISE.invest_name,&#10;    COUNT(ISE.iv_id) AS totalManualTest,&#10;    DATE(ISE.entry_date),&#10;    ISE.im_id,&#10;    h.hosp_name&#10;FROM sharp_harda.investigation AS ISE&#10;        JOIN sharp_harda.investigation_master AS I ON I.im_id = ISE.im_id&#10;    Join sharp_hard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harda.investigation AS ISE</text:p>
            <text:p>        JOIN sharp_harda.investigation_master AS I ON I.im_id = ISE.im_id</text:p>
            <text:p>    Join sharp_hard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jhabu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5];[.B25];[.C25];[.B25];[.D25];[.B25];[.E25])" office:value-type="string" office:string-value="SELECT &#10;    ISE.lab_name,&#10;    ISE.invest_name,&#10;    COUNT(ISE.iv_id) AS totalManualTest,&#10;    DATE(ISE.entry_date),&#10;    ISE.im_id,&#10;    h.hosp_name&#10;FROM sharp_jhabua.investigation AS ISE&#10;        JOIN sharp_jhabua.investigation_master AS I ON I.im_id = ISE.im_id&#10;    Join sharp_jhabu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jhabua.investigation AS ISE</text:p>
            <text:p>        JOIN sharp_jhabua.investigation_master AS I ON I.im_id = ISE.im_id</text:p>
            <text:p>    Join sharp_jhabu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raisen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6];[.B26];[.C26];[.B26];[.D26];[.B26];[.E26])" office:value-type="string" office:string-value="SELECT &#10;    ISE.lab_name,&#10;    ISE.invest_name,&#10;    COUNT(ISE.iv_id) AS totalManualTest,&#10;    DATE(ISE.entry_date),&#10;    ISE.im_id,&#10;    h.hosp_name&#10;FROM sharp_raisen.investigation AS ISE&#10;        JOIN sharp_raisen.investigation_master AS I ON I.im_id = ISE.im_id&#10;    Join sharp_raisen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raisen.investigation AS ISE</text:p>
            <text:p>        JOIN sharp_raisen.investigation_master AS I ON I.im_id = ISE.im_id</text:p>
            <text:p>    Join sharp_raisen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sarang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7];[.B27];[.C27];[.B27];[.D27];[.B27];[.E27])" office:value-type="string" office:string-value="SELECT &#10;    ISE.lab_name,&#10;    ISE.invest_name,&#10;    COUNT(ISE.iv_id) AS totalManualTest,&#10;    DATE(ISE.entry_date),&#10;    ISE.im_id,&#10;    h.hosp_name&#10;FROM sharp_sarangpur.investigation AS ISE&#10;        JOIN sharp_sarangpur.investigation_master AS I ON I.im_id = ISE.im_id&#10;    Join sharp_sarangpu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sarangpur.investigation AS ISE</text:p>
            <text:p>        JOIN sharp_sarangpur.investigation_master AS I ON I.im_id = ISE.im_id</text:p>
            <text:p>    Join sharp_sarangpu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shaja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8];[.B28];[.C28];[.B28];[.D28];[.B28];[.E28])" office:value-type="string" office:string-value="SELECT &#10;    ISE.lab_name,&#10;    ISE.invest_name,&#10;    COUNT(ISE.iv_id) AS totalManualTest,&#10;    DATE(ISE.entry_date),&#10;    ISE.im_id,&#10;    h.hosp_name&#10;FROM sharp_shajapur.investigation AS ISE&#10;        JOIN sharp_shajapur.investigation_master AS I ON I.im_id = ISE.im_id&#10;    Join sharp_shajapu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shajapur.investigation AS ISE</text:p>
            <text:p>        JOIN sharp_shajapur.investigation_master AS I ON I.im_id = ISE.im_id</text:p>
            <text:p>    Join sharp_shajapu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sousa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9];[.B29];[.C29];[.B29];[.D29];[.B29];[.E29])" office:value-type="string" office:string-value="SELECT &#10;    ISE.lab_name,&#10;    ISE.invest_name,&#10;    COUNT(ISE.iv_id) AS totalManualTest,&#10;    DATE(ISE.entry_date),&#10;    ISE.im_id,&#10;    h.hosp_name&#10;FROM sharp_sousar.investigation AS ISE&#10;        JOIN sharp_sousar.investigation_master AS I ON I.im_id = ISE.im_id&#10;    Join sharp_sousa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sousar.investigation AS ISE</text:p>
            <text:p>        JOIN sharp_sousar.investigation_master AS I ON I.im_id = ISE.im_id</text:p>
            <text:p>    Join sharp_sousa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vidish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0];[.B30];[.C30];[.B30];[.D30];[.B30];[.E30])" office:value-type="string" office:string-value="SELECT &#10;    ISE.lab_name,&#10;    ISE.invest_name,&#10;    COUNT(ISE.iv_id) AS totalManualTest,&#10;    DATE(ISE.entry_date),&#10;    ISE.im_id,&#10;    h.hosp_name&#10;FROM sharp_vidisha.investigation AS ISE&#10;        JOIN sharp_vidisha.investigation_master AS I ON I.im_id = ISE.im_id&#10;    Join sharp_vidish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vidisha.investigation AS ISE</text:p>
            <text:p>        JOIN sharp_vidisha.investigation_master AS I ON I.im_id = ISE.im_id</text:p>
            <text:p>    Join sharp_vidish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dhjabal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1];[.B31];[.C31];[.B31];[.D31];[.B31];[.E31])" office:value-type="string" office:string-value="SELECT &#10;    ISE.lab_name,&#10;    ISE.invest_name,&#10;    COUNT(ISE.iv_id) AS totalManualTest,&#10;    DATE(ISE.entry_date),&#10;    ISE.im_id,&#10;    h.hosp_name&#10;FROM sharp_dhjabalpur.investigation AS ISE&#10;        JOIN sharp_dhjabalpur.investigation_master AS I ON I.im_id = ISE.im_id&#10;    Join sharp_dhjabalpu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dhjabalpur.investigation AS ISE</text:p>
            <text:p>        JOIN sharp_dhjabalpur.investigation_master AS I ON I.im_id = ISE.im_id</text:p>
            <text:p>    Join sharp_dhjabalpu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balaghat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2];[.B32];[.C32];[.B32];[.D32];[.B32];[.E32])" office:value-type="string" office:string-value="SELECT &#10;    ISE.lab_name,&#10;    ISE.invest_name,&#10;    COUNT(ISE.iv_id) AS totalManualTest,&#10;    DATE(ISE.entry_date),&#10;    ISE.im_id,&#10;    h.hosp_name&#10;FROM sharp_balaghat.investigation AS ISE&#10;        JOIN sharp_balaghat.investigation_master AS I ON I.im_id = ISE.im_id&#10;    Join sharp_balaghat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balaghat.investigation AS ISE</text:p>
            <text:p>        JOIN sharp_balaghat.investigation_master AS I ON I.im_id = ISE.im_id</text:p>
            <text:p>    Join sharp_balaghat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saga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3];[.B33];[.C33];[.B33];[.D33];[.B33];[.E33])" office:value-type="string" office:string-value="SELECT &#10;    ISE.lab_name,&#10;    ISE.invest_name,&#10;    COUNT(ISE.iv_id) AS totalManualTest,&#10;    DATE(ISE.entry_date),&#10;    ISE.im_id,&#10;    h.hosp_name&#10;FROM sharp_sagar.investigation AS ISE&#10;        JOIN sharp_sagar.investigation_master AS I ON I.im_id = ISE.im_id&#10;    Join sharp_saga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sagar.investigation AS ISE</text:p>
            <text:p>        JOIN sharp_sagar.investigation_master AS I ON I.im_id = ISE.im_id</text:p>
            <text:p>    Join sharp_saga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sehore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4];[.B34];[.C34];[.B34];[.D34];[.B34];[.E34])" office:value-type="string" office:string-value="SELECT &#10;    ISE.lab_name,&#10;    ISE.invest_name,&#10;    COUNT(ISE.iv_id) AS totalManualTest,&#10;    DATE(ISE.entry_date),&#10;    ISE.im_id,&#10;    h.hosp_name&#10;FROM sharp_sehore.investigation AS ISE&#10;        JOIN sharp_sehore.investigation_master AS I ON I.im_id = ISE.im_id&#10;    Join sharp_sehore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sehore.investigation AS ISE</text:p>
            <text:p>        JOIN sharp_sehore.investigation_master AS I ON I.im_id = ISE.im_id</text:p>
            <text:p>    Join sharp_sehore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seon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5];[.B35];[.C35];[.B35];[.D35];[.B35];[.E35])" office:value-type="string" office:string-value="SELECT &#10;    ISE.lab_name,&#10;    ISE.invest_name,&#10;    COUNT(ISE.iv_id) AS totalManualTest,&#10;    DATE(ISE.entry_date),&#10;    ISE.im_id,&#10;    h.hosp_name&#10;FROM sharp_seoni.investigation AS ISE&#10;        JOIN sharp_seoni.investigation_master AS I ON I.im_id = ISE.im_id&#10;    Join sharp_seoni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seoni.investigation AS ISE</text:p>
            <text:p>        JOIN sharp_seoni.investigation_master AS I ON I.im_id = ISE.im_id</text:p>
            <text:p>    Join sharp_seoni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sihor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6];[.B36];[.C36];[.B36];[.D36];[.B36];[.E36])" office:value-type="string" office:string-value="SELECT &#10;    ISE.lab_name,&#10;    ISE.invest_name,&#10;    COUNT(ISE.iv_id) AS totalManualTest,&#10;    DATE(ISE.entry_date),&#10;    ISE.im_id,&#10;    h.hosp_name&#10;FROM sharp_sihora.investigation AS ISE&#10;        JOIN sharp_sihora.investigation_master AS I ON I.im_id = ISE.im_id&#10;    Join sharp_sihor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sihora.investigation AS ISE</text:p>
            <text:p>        JOIN sharp_sihora.investigation_master AS I ON I.im_id = ISE.im_id</text:p>
            <text:p>    Join sharp_sihor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umari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7];[.B37];[.C37];[.B37];[.D37];[.B37];[.E37])" office:value-type="string" office:string-value="SELECT &#10;    ISE.lab_name,&#10;    ISE.invest_name,&#10;    COUNT(ISE.iv_id) AS totalManualTest,&#10;    DATE(ISE.entry_date),&#10;    ISE.im_id,&#10;    h.hosp_name&#10;FROM sharp_umaria.investigation AS ISE&#10;        JOIN sharp_umaria.investigation_master AS I ON I.im_id = ISE.im_id&#10;    Join sharp_umari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umaria.investigation AS ISE</text:p>
            <text:p>        JOIN sharp_umaria.investigation_master AS I ON I.im_id = ISE.im_id</text:p>
            <text:p>    Join sharp_umari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lanjh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8];[.B38];[.C38];[.B38];[.D38];[.B38];[.E38])" office:value-type="string" office:string-value="SELECT &#10;    ISE.lab_name,&#10;    ISE.invest_name,&#10;    COUNT(ISE.iv_id) AS totalManualTest,&#10;    DATE(ISE.entry_date),&#10;    ISE.im_id,&#10;    h.hosp_name&#10;FROM sharp_lanjhi.investigation AS ISE&#10;        JOIN sharp_lanjhi.investigation_master AS I ON I.im_id = ISE.im_id&#10;    Join sharp_lanjhi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lanjhi.investigation AS ISE</text:p>
            <text:p>        JOIN sharp_lanjhi.investigation_master AS I ON I.im_id = ISE.im_id</text:p>
            <text:p>    Join sharp_lanjhi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singroul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9];[.B39];[.C39];[.B39];[.D39];[.B39];[.E39])" office:value-type="string" office:string-value="SELECT &#10;    ISE.lab_name,&#10;    ISE.invest_name,&#10;    COUNT(ISE.iv_id) AS totalManualTest,&#10;    DATE(ISE.entry_date),&#10;    ISE.im_id,&#10;    h.hosp_name&#10;FROM sharp_singrouli.investigation AS ISE&#10;        JOIN sharp_singrouli.investigation_master AS I ON I.im_id = ISE.im_id&#10;    Join sharp_singrouli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singrouli.investigation AS ISE</text:p>
            <text:p>        JOIN sharp_singrouli.investigation_master AS I ON I.im_id = ISE.im_id</text:p>
            <text:p>    Join sharp_singrouli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ratlam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0];[.B40];[.C40];[.B40];[.D40];[.B40];[.E40])" office:value-type="string" office:string-value="SELECT &#10;    ISE.lab_name,&#10;    ISE.invest_name,&#10;    COUNT(ISE.iv_id) AS totalManualTest,&#10;    DATE(ISE.entry_date),&#10;    ISE.im_id,&#10;    h.hosp_name&#10;FROM sharp_ratlam.investigation AS ISE&#10;        JOIN sharp_ratlam.investigation_master AS I ON I.im_id = ISE.im_id&#10;    Join sharp_ratlam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ratlam.investigation AS ISE</text:p>
            <text:p>        JOIN sharp_ratlam.investigation_master AS I ON I.im_id = ISE.im_id</text:p>
            <text:p>    Join sharp_ratlam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ujjain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1];[.B41];[.C41];[.B41];[.D41];[.B41];[.E41])" office:value-type="string" office:string-value="SELECT &#10;    ISE.lab_name,&#10;    ISE.invest_name,&#10;    COUNT(ISE.iv_id) AS totalManualTest,&#10;    DATE(ISE.entry_date),&#10;    ISE.im_id,&#10;    h.hosp_name&#10;FROM sharp_ujjain.investigation AS ISE&#10;        JOIN sharp_ujjain.investigation_master AS I ON I.im_id = ISE.im_id&#10;    Join sharp_ujjain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ujjain.investigation AS ISE</text:p>
            <text:p>        JOIN sharp_ujjain.investigation_master AS I ON I.im_id = ISE.im_id</text:p>
            <text:p>    Join sharp_ujjain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mandl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2];[.B42];[.C42];[.B42];[.D42];[.B42];[.E42])" office:value-type="string" office:string-value="SELECT &#10;    ISE.lab_name,&#10;    ISE.invest_name,&#10;    COUNT(ISE.iv_id) AS totalManualTest,&#10;    DATE(ISE.entry_date),&#10;    ISE.im_id,&#10;    h.hosp_name&#10;FROM sharp_mandla.investigation AS ISE&#10;        JOIN sharp_mandla.investigation_master AS I ON I.im_id = ISE.im_id&#10;    Join sharp_mandl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mandla.investigation AS ISE</text:p>
            <text:p>        JOIN sharp_mandla.investigation_master AS I ON I.im_id = ISE.im_id</text:p>
            <text:p>    Join sharp_mandl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agarmalw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3];[.B43];[.C43];[.B43];[.D43];[.B43];[.E43])" office:value-type="string" office:string-value="SELECT &#10;    ISE.lab_name,&#10;    ISE.invest_name,&#10;    COUNT(ISE.iv_id) AS totalManualTest,&#10;    DATE(ISE.entry_date),&#10;    ISE.im_id,&#10;    h.hosp_name&#10;FROM sharp_agarmalwa.investigation AS ISE&#10;        JOIN sharp_agarmalwa.investigation_master AS I ON I.im_id = ISE.im_id&#10;    Join sharp_agarmalw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agarmalwa.investigation AS ISE</text:p>
            <text:p>        JOIN sharp_agarmalwa.investigation_master AS I ON I.im_id = ISE.im_id</text:p>
            <text:p>    Join sharp_agarmalw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anup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4];[.B44];[.C44];[.B44];[.D44];[.B44];[.E44])" office:value-type="string" office:string-value="SELECT &#10;    ISE.lab_name,&#10;    ISE.invest_name,&#10;    COUNT(ISE.iv_id) AS totalManualTest,&#10;    DATE(ISE.entry_date),&#10;    ISE.im_id,&#10;    h.hosp_name&#10;FROM sharp_anuppur.investigation AS ISE&#10;        JOIN sharp_anuppur.investigation_master AS I ON I.im_id = ISE.im_id&#10;    Join sharp_anuppu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anuppur.investigation AS ISE</text:p>
            <text:p>        JOIN sharp_anuppur.investigation_master AS I ON I.im_id = ISE.im_id</text:p>
            <text:p>    Join sharp_anuppu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aliraj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5];[.B45];[.C45];[.B45];[.D45];[.B45];[.E45])" office:value-type="string" office:string-value="SELECT &#10;    ISE.lab_name,&#10;    ISE.invest_name,&#10;    COUNT(ISE.iv_id) AS totalManualTest,&#10;    DATE(ISE.entry_date),&#10;    ISE.im_id,&#10;    h.hosp_name&#10;FROM sharp_alirajpur.investigation AS ISE&#10;        JOIN sharp_alirajpur.investigation_master AS I ON I.im_id = ISE.im_id&#10;    Join sharp_alirajpu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alirajpur.investigation AS ISE</text:p>
            <text:p>        JOIN sharp_alirajpur.investigation_master AS I ON I.im_id = ISE.im_id</text:p>
            <text:p>    Join sharp_alirajpu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jabal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6];[.B46];[.C46];[.B46];[.D46];[.B46];[.E46])" office:value-type="string" office:string-value="SELECT &#10;    ISE.lab_name,&#10;    ISE.invest_name,&#10;    COUNT(ISE.iv_id) AS totalManualTest,&#10;    DATE(ISE.entry_date),&#10;    ISE.im_id,&#10;    h.hosp_name&#10;FROM sharp_jabalpur.investigation AS ISE&#10;        JOIN sharp_jabalpur.investigation_master AS I ON I.im_id = ISE.im_id&#10;    Join sharp_jabalpu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jabalpur.investigation AS ISE</text:p>
            <text:p>        JOIN sharp_jabalpur.investigation_master AS I ON I.im_id = ISE.im_id</text:p>
            <text:p>    Join sharp_jabalpu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chhindwar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7];[.B47];[.C47];[.B47];[.D47];[.B47];[.E47])" office:value-type="string" office:string-value="SELECT &#10;    ISE.lab_name,&#10;    ISE.invest_name,&#10;    COUNT(ISE.iv_id) AS totalManualTest,&#10;    DATE(ISE.entry_date),&#10;    ISE.im_id,&#10;    h.hosp_name&#10;FROM sharp_chhindwara.investigation AS ISE&#10;        JOIN sharp_chhindwara.investigation_master AS I ON I.im_id = ISE.im_id&#10;    Join sharp_chhindwar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chhindwara.investigation AS ISE</text:p>
            <text:p>        JOIN sharp_chhindwara.investigation_master AS I ON I.im_id = ISE.im_id</text:p>
            <text:p>    Join sharp_chhindwar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madhavganj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8];[.B48];[.C48];[.B48];[.D48];[.B48];[.E48])" office:value-type="string" office:string-value="SELECT &#10;    ISE.lab_name,&#10;    ISE.invest_name,&#10;    COUNT(ISE.iv_id) AS totalManualTest,&#10;    DATE(ISE.entry_date),&#10;    ISE.im_id,&#10;    h.hosp_name&#10;FROM sharp_madhavganj.investigation AS ISE&#10;        JOIN sharp_madhavganj.investigation_master AS I ON I.im_id = ISE.im_id&#10;    Join sharp_madhavganj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madhavganj.investigation AS ISE</text:p>
            <text:p>        JOIN sharp_madhavganj.investigation_master AS I ON I.im_id = ISE.im_id</text:p>
            <text:p>    Join sharp_madhavganj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mhow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9];[.B49];[.C49];[.B49];[.D49];[.B49];[.E49])" office:value-type="string" office:string-value="SELECT &#10;    ISE.lab_name,&#10;    ISE.invest_name,&#10;    COUNT(ISE.iv_id) AS totalManualTest,&#10;    DATE(ISE.entry_date),&#10;    ISE.im_id,&#10;    h.hosp_name&#10;FROM sharp_mhow.investigation AS ISE&#10;        JOIN sharp_mhow.investigation_master AS I ON I.im_id = ISE.im_id&#10;    Join sharp_mhow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mhow.investigation AS ISE</text:p>
            <text:p>        JOIN sharp_mhow.investigation_master AS I ON I.im_id = ISE.im_id</text:p>
            <text:p>    Join sharp_mhow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nasrullaganj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0];[.B50];[.C50];[.B50];[.D50];[.B50];[.E50])" office:value-type="string" office:string-value="SELECT &#10;    ISE.lab_name,&#10;    ISE.invest_name,&#10;    COUNT(ISE.iv_id) AS totalManualTest,&#10;    DATE(ISE.entry_date),&#10;    ISE.im_id,&#10;    h.hosp_name&#10;FROM sharp_nasrullaganj.investigation AS ISE&#10;        JOIN sharp_nasrullaganj.investigation_master AS I ON I.im_id = ISE.im_id&#10;    Join sharp_nasrullaganj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nasrullaganj.investigation AS ISE</text:p>
            <text:p>        JOIN sharp_nasrullaganj.investigation_master AS I ON I.im_id = ISE.im_id</text:p>
            <text:p>    Join sharp_nasrullaganj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rew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1];[.B51];[.C51];[.B51];[.D51];[.B51];[.E51])" office:value-type="string" office:string-value="SELECT &#10;    ISE.lab_name,&#10;    ISE.invest_name,&#10;    COUNT(ISE.iv_id) AS totalManualTest,&#10;    DATE(ISE.entry_date),&#10;    ISE.im_id,&#10;    h.hosp_name&#10;FROM sharp_rewa.investigation AS ISE&#10;        JOIN sharp_rewa.investigation_master AS I ON I.im_id = ISE.im_id&#10;    Join sharp_rew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rewa.investigation AS ISE</text:p>
            <text:p>        JOIN sharp_rewa.investigation_master AS I ON I.im_id = ISE.im_id</text:p>
            <text:p>    Join sharp_rew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dindor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2];[.B52];[.C52];[.B52];[.D52];[.B52];[.E52])" office:value-type="string" office:string-value="SELECT &#10;    ISE.lab_name,&#10;    ISE.invest_name,&#10;    COUNT(ISE.iv_id) AS totalManualTest,&#10;    DATE(ISE.entry_date),&#10;    ISE.im_id,&#10;    h.hosp_name&#10;FROM sharp_dindori.investigation AS ISE&#10;        JOIN sharp_dindori.investigation_master AS I ON I.im_id = ISE.im_id&#10;    Join sharp_dindori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dindori.investigation AS ISE</text:p>
            <text:p>        JOIN sharp_dindori.investigation_master AS I ON I.im_id = ISE.im_id</text:p>
            <text:p>    Join sharp_dindori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khargone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3];[.B53];[.C53];[.B53];[.D53];[.B53];[.E53])" office:value-type="string" office:string-value="SELECT &#10;    ISE.lab_name,&#10;    ISE.invest_name,&#10;    COUNT(ISE.iv_id) AS totalManualTest,&#10;    DATE(ISE.entry_date),&#10;    ISE.im_id,&#10;    h.hosp_name&#10;FROM sharp_khargone.investigation AS ISE&#10;        JOIN sharp_khargone.investigation_master AS I ON I.im_id = ISE.im_id&#10;    Join sharp_khargone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khargone.investigation AS ISE</text:p>
            <text:p>        JOIN sharp_khargone.investigation_master AS I ON I.im_id = ISE.im_id</text:p>
            <text:p>    Join sharp_khargone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amarpatan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4];[.B54];[.C54];[.B54];[.D54];[.B54];[.E54])" office:value-type="string" office:string-value="SELECT &#10;    ISE.lab_name,&#10;    ISE.invest_name,&#10;    COUNT(ISE.iv_id) AS totalManualTest,&#10;    DATE(ISE.entry_date),&#10;    ISE.im_id,&#10;    h.hosp_name&#10;FROM sharp_amarpatan.investigation AS ISE&#10;        JOIN sharp_amarpatan.investigation_master AS I ON I.im_id = ISE.im_id&#10;    Join sharp_amarpatan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amarpatan.investigation AS ISE</text:p>
            <text:p>        JOIN sharp_amarpatan.investigation_master AS I ON I.im_id = ISE.im_id</text:p>
            <text:p>    Join sharp_amarpatan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itars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5];[.B55];[.C55];[.B55];[.D55];[.B55];[.E55])" office:value-type="string" office:string-value="SELECT &#10;    ISE.lab_name,&#10;    ISE.invest_name,&#10;    COUNT(ISE.iv_id) AS totalManualTest,&#10;    DATE(ISE.entry_date),&#10;    ISE.im_id,&#10;    h.hosp_name&#10;FROM sharp_itarsi.investigation AS ISE&#10;        JOIN sharp_itarsi.investigation_master AS I ON I.im_id = ISE.im_id&#10;    Join sharp_itarsi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itarsi.investigation AS ISE</text:p>
            <text:p>        JOIN sharp_itarsi.investigation_master AS I ON I.im_id = ISE.im_id</text:p>
            <text:p>    Join sharp_itarsi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panduran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6];[.B56];[.C56];[.B56];[.D56];[.B56];[.E56])" office:value-type="string" office:string-value="SELECT &#10;    ISE.lab_name,&#10;    ISE.invest_name,&#10;    COUNT(ISE.iv_id) AS totalManualTest,&#10;    DATE(ISE.entry_date),&#10;    ISE.im_id,&#10;    h.hosp_name&#10;FROM sharp_pandurana.investigation AS ISE&#10;        JOIN sharp_pandurana.investigation_master AS I ON I.im_id = ISE.im_id&#10;    Join sharp_panduran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pandurana.investigation AS ISE</text:p>
            <text:p>        JOIN sharp_pandurana.investigation_master AS I ON I.im_id = ISE.im_id</text:p>
            <text:p>    Join sharp_panduran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gwalio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7];[.B57];[.C57];[.B57];[.D57];[.B57];[.E57])" office:value-type="string" office:string-value="SELECT &#10;    ISE.lab_name,&#10;    ISE.invest_name,&#10;    COUNT(ISE.iv_id) AS totalManualTest,&#10;    DATE(ISE.entry_date),&#10;    ISE.im_id,&#10;    h.hosp_name&#10;FROM sharp_gwalior.investigation AS ISE&#10;        JOIN sharp_gwalior.investigation_master AS I ON I.im_id = ISE.im_id&#10;    Join sharp_gwalio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gwalior.investigation AS ISE</text:p>
            <text:p>        JOIN sharp_gwalior.investigation_master AS I ON I.im_id = ISE.im_id</text:p>
            <text:p>    Join sharp_gwalio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bhind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8];[.B58];[.C58];[.B58];[.D58];[.B58];[.E58])" office:value-type="string" office:string-value="SELECT &#10;    ISE.lab_name,&#10;    ISE.invest_name,&#10;    COUNT(ISE.iv_id) AS totalManualTest,&#10;    DATE(ISE.entry_date),&#10;    ISE.im_id,&#10;    h.hosp_name&#10;FROM sharp_bhind.investigation AS ISE&#10;        JOIN sharp_bhind.investigation_master AS I ON I.im_id = ISE.im_id&#10;    Join sharp_bhind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bhind.investigation AS ISE</text:p>
            <text:p>        JOIN sharp_bhind.investigation_master AS I ON I.im_id = ISE.im_id</text:p>
            <text:p>    Join sharp_bhind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jaor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9];[.B59];[.C59];[.B59];[.D59];[.B59];[.E59])" office:value-type="string" office:string-value="SELECT &#10;    ISE.lab_name,&#10;    ISE.invest_name,&#10;    COUNT(ISE.iv_id) AS totalManualTest,&#10;    DATE(ISE.entry_date),&#10;    ISE.im_id,&#10;    h.hosp_name&#10;FROM sharp_jaora.investigation AS ISE&#10;        JOIN sharp_jaora.investigation_master AS I ON I.im_id = ISE.im_id&#10;    Join sharp_jaor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jaora.investigation AS ISE</text:p>
            <text:p>        JOIN sharp_jaora.investigation_master AS I ON I.im_id = ISE.im_id</text:p>
            <text:p>    Join sharp_jaor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satn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0];[.B60];[.C60];[.B60];[.D60];[.B60];[.E60])" office:value-type="string" office:string-value="SELECT &#10;    ISE.lab_name,&#10;    ISE.invest_name,&#10;    COUNT(ISE.iv_id) AS totalManualTest,&#10;    DATE(ISE.entry_date),&#10;    ISE.im_id,&#10;    h.hosp_name&#10;FROM sharp_satna.investigation AS ISE&#10;        JOIN sharp_satna.investigation_master AS I ON I.im_id = ISE.im_id&#10;    Join sharp_satn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satna.investigation AS ISE</text:p>
            <text:p>        JOIN sharp_satna.investigation_master AS I ON I.im_id = ISE.im_id</text:p>
            <text:p>    Join sharp_satn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dati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1];[.B61];[.C61];[.B61];[.D61];[.B61];[.E61])" office:value-type="string" office:string-value="SELECT &#10;    ISE.lab_name,&#10;    ISE.invest_name,&#10;    COUNT(ISE.iv_id) AS totalManualTest,&#10;    DATE(ISE.entry_date),&#10;    ISE.im_id,&#10;    h.hosp_name&#10;FROM sharp_datia.investigation AS ISE&#10;        JOIN sharp_datia.investigation_master AS I ON I.im_id = ISE.im_id&#10;    Join sharp_dati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datia.investigation AS ISE</text:p>
            <text:p>        JOIN sharp_datia.investigation_master AS I ON I.im_id = ISE.im_id</text:p>
            <text:p>    Join sharp_dati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khura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2];[.B62];[.C62];[.B62];[.D62];[.B62];[.E62])" office:value-type="string" office:string-value="SELECT &#10;    ISE.lab_name,&#10;    ISE.invest_name,&#10;    COUNT(ISE.iv_id) AS totalManualTest,&#10;    DATE(ISE.entry_date),&#10;    ISE.im_id,&#10;    h.hosp_name&#10;FROM sharp_khurai.investigation AS ISE&#10;        JOIN sharp_khurai.investigation_master AS I ON I.im_id = ISE.im_id&#10;    Join sharp_khurai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khurai.investigation AS ISE</text:p>
            <text:p>        JOIN sharp_khurai.investigation_master AS I ON I.im_id = ISE.im_id</text:p>
            <text:p>    Join sharp_khurai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chhatar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3];[.B63];[.C63];[.B63];[.D63];[.B63];[.E63])" office:value-type="string" office:string-value="SELECT &#10;    ISE.lab_name,&#10;    ISE.invest_name,&#10;    COUNT(ISE.iv_id) AS totalManualTest,&#10;    DATE(ISE.entry_date),&#10;    ISE.im_id,&#10;    h.hosp_name&#10;FROM sharp_chhatarpur.investigation AS ISE&#10;        JOIN sharp_chhatarpur.investigation_master AS I ON I.im_id = ISE.im_id&#10;    Join sharp_chhatarpu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chhatarpur.investigation AS ISE</text:p>
            <text:p>        JOIN sharp_chhatarpur.investigation_master AS I ON I.im_id = ISE.im_id</text:p>
            <text:p>    Join sharp_chhatarpu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shivpur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4];[.B64];[.C64];[.B64];[.D64];[.B64];[.E64])" office:value-type="string" office:string-value="SELECT &#10;    ISE.lab_name,&#10;    ISE.invest_name,&#10;    COUNT(ISE.iv_id) AS totalManualTest,&#10;    DATE(ISE.entry_date),&#10;    ISE.im_id,&#10;    h.hosp_name&#10;FROM sharp_shivpuri.investigation AS ISE&#10;        JOIN sharp_shivpuri.investigation_master AS I ON I.im_id = ISE.im_id&#10;    Join sharp_shivpuri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shivpuri.investigation AS ISE</text:p>
            <text:p>        JOIN sharp_shivpuri.investigation_master AS I ON I.im_id = ISE.im_id</text:p>
            <text:p>    Join sharp_shivpuri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sheo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5];[.B65];[.C65];[.B65];[.D65];[.B65];[.E65])" office:value-type="string" office:string-value="SELECT &#10;    ISE.lab_name,&#10;    ISE.invest_name,&#10;    COUNT(ISE.iv_id) AS totalManualTest,&#10;    DATE(ISE.entry_date),&#10;    ISE.im_id,&#10;    h.hosp_name&#10;FROM sharp_sheopur.investigation AS ISE&#10;        JOIN sharp_sheopur.investigation_master AS I ON I.im_id = ISE.im_id&#10;    Join sharp_sheopu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sheopur.investigation AS ISE</text:p>
            <text:p>        JOIN sharp_sheopur.investigation_master AS I ON I.im_id = ISE.im_id</text:p>
            <text:p>    Join sharp_sheopu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sendhw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6];[.B66];[.C66];[.B66];[.D66];[.B66];[.E66])" office:value-type="string" office:string-value="SELECT &#10;    ISE.lab_name,&#10;    ISE.invest_name,&#10;    COUNT(ISE.iv_id) AS totalManualTest,&#10;    DATE(ISE.entry_date),&#10;    ISE.im_id,&#10;    h.hosp_name&#10;FROM sharp_sendhwa.investigation AS ISE&#10;        JOIN sharp_sendhwa.investigation_master AS I ON I.im_id = ISE.im_id&#10;    Join sharp_sendhw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sendhwa.investigation AS ISE</text:p>
            <text:p>        JOIN sharp_sendhwa.investigation_master AS I ON I.im_id = ISE.im_id</text:p>
            <text:p>    Join sharp_sendhw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thandl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7];[.B67];[.C67];[.B67];[.D67];[.B67];[.E67])" office:value-type="string" office:string-value="SELECT &#10;    ISE.lab_name,&#10;    ISE.invest_name,&#10;    COUNT(ISE.iv_id) AS totalManualTest,&#10;    DATE(ISE.entry_date),&#10;    ISE.im_id,&#10;    h.hosp_name&#10;FROM sharp_thandla.investigation AS ISE&#10;        JOIN sharp_thandla.investigation_master AS I ON I.im_id = ISE.im_id&#10;    Join sharp_thandl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thandla.investigation AS ISE</text:p>
            <text:p>        JOIN sharp_thandla.investigation_master AS I ON I.im_id = ISE.im_id</text:p>
            <text:p>    Join sharp_thandl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barwan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8];[.B68];[.C68];[.B68];[.D68];[.B68];[.E68])" office:value-type="string" office:string-value="SELECT &#10;    ISE.lab_name,&#10;    ISE.invest_name,&#10;    COUNT(ISE.iv_id) AS totalManualTest,&#10;    DATE(ISE.entry_date),&#10;    ISE.im_id,&#10;    h.hosp_name&#10;FROM sharp_barwani.investigation AS ISE&#10;        JOIN sharp_barwani.investigation_master AS I ON I.im_id = ISE.im_id&#10;    Join sharp_barwani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barwani.investigation AS ISE</text:p>
            <text:p>        JOIN sharp_barwani.investigation_master AS I ON I.im_id = ISE.im_id</text:p>
            <text:p>    Join sharp_barwani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damoh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9];[.B69];[.C69];[.B69];[.D69];[.B69];[.E69])" office:value-type="string" office:string-value="SELECT &#10;    ISE.lab_name,&#10;    ISE.invest_name,&#10;    COUNT(ISE.iv_id) AS totalManualTest,&#10;    DATE(ISE.entry_date),&#10;    ISE.im_id,&#10;    h.hosp_name&#10;FROM sharp_damoh.investigation AS ISE&#10;        JOIN sharp_damoh.investigation_master AS I ON I.im_id = ISE.im_id&#10;    Join sharp_damoh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damoh.investigation AS ISE</text:p>
            <text:p>        JOIN sharp_damoh.investigation_master AS I ON I.im_id = ISE.im_id</text:p>
            <text:p>    Join sharp_damoh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petlawad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0];[.B70];[.C70];[.B70];[.D70];[.B70];[.E70])" office:value-type="string" office:string-value="SELECT &#10;    ISE.lab_name,&#10;    ISE.invest_name,&#10;    COUNT(ISE.iv_id) AS totalManualTest,&#10;    DATE(ISE.entry_date),&#10;    ISE.im_id,&#10;    h.hosp_name&#10;FROM sharp_petlawad.investigation AS ISE&#10;        JOIN sharp_petlawad.investigation_master AS I ON I.im_id = ISE.im_id&#10;    Join sharp_petlawad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petlawad.investigation AS ISE</text:p>
            <text:p>        JOIN sharp_petlawad.investigation_master AS I ON I.im_id = ISE.im_id</text:p>
            <text:p>    Join sharp_petlawad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hoshangabad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1];[.B71];[.C71];[.B71];[.D71];[.B71];[.E71])" office:value-type="string" office:string-value="SELECT &#10;    ISE.lab_name,&#10;    ISE.invest_name,&#10;    COUNT(ISE.iv_id) AS totalManualTest,&#10;    DATE(ISE.entry_date),&#10;    ISE.im_id,&#10;    h.hosp_name&#10;FROM sharp_hoshangabad.investigation AS ISE&#10;        JOIN sharp_hoshangabad.investigation_master AS I ON I.im_id = ISE.im_id&#10;    Join sharp_hoshangabad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hoshangabad.investigation AS ISE</text:p>
            <text:p>        JOIN sharp_hoshangabad.investigation_master AS I ON I.im_id = ISE.im_id</text:p>
            <text:p>    Join sharp_hoshangabad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moren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2];[.B72];[.C72];[.B72];[.D72];[.B72];[.E72])" office:value-type="string" office:string-value="SELECT &#10;    ISE.lab_name,&#10;    ISE.invest_name,&#10;    COUNT(ISE.iv_id) AS totalManualTest,&#10;    DATE(ISE.entry_date),&#10;    ISE.im_id,&#10;    h.hosp_name&#10;FROM sharp_morena.investigation AS ISE&#10;        JOIN sharp_morena.investigation_master AS I ON I.im_id = ISE.im_id&#10;    Join sharp_moren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morena.investigation AS ISE</text:p>
            <text:p>        JOIN sharp_morena.investigation_master AS I ON I.im_id = ISE.im_id</text:p>
            <text:p>    Join sharp_moren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pcseth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3];[.B73];[.C73];[.B73];[.D73];[.B73];[.E73])" office:value-type="string" office:string-value="SELECT &#10;    ISE.lab_name,&#10;    ISE.invest_name,&#10;    COUNT(ISE.iv_id) AS totalManualTest,&#10;    DATE(ISE.entry_date),&#10;    ISE.im_id,&#10;    h.hosp_name&#10;FROM sharp_pcsethi.investigation AS ISE&#10;        JOIN sharp_pcsethi.investigation_master AS I ON I.im_id = ISE.im_id&#10;    Join sharp_pcsethi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pcsethi.investigation AS ISE</text:p>
            <text:p>        JOIN sharp_pcsethi.investigation_master AS I ON I.im_id = ISE.im_id</text:p>
            <text:p>    Join sharp_pcsethi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reht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4];[.B74];[.C74];[.B74];[.D74];[.B74];[.E74])" office:value-type="string" office:string-value="SELECT &#10;    ISE.lab_name,&#10;    ISE.invest_name,&#10;    COUNT(ISE.iv_id) AS totalManualTest,&#10;    DATE(ISE.entry_date),&#10;    ISE.im_id,&#10;    h.hosp_name&#10;FROM sharp_rehti.investigation AS ISE&#10;        JOIN sharp_rehti.investigation_master AS I ON I.im_id = ISE.im_id&#10;    Join sharp_rehti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rehti.investigation AS ISE</text:p>
            <text:p>        JOIN sharp_rehti.investigation_master AS I ON I.im_id = ISE.im_id</text:p>
            <text:p>    Join sharp_rehti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shahdol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5];[.B75];[.C75];[.B75];[.D75];[.B75];[.E75])" office:value-type="string" office:string-value="SELECT &#10;    ISE.lab_name,&#10;    ISE.invest_name,&#10;    COUNT(ISE.iv_id) AS totalManualTest,&#10;    DATE(ISE.entry_date),&#10;    ISE.im_id,&#10;    h.hosp_name&#10;FROM sharp_shahdol.investigation AS ISE&#10;        JOIN sharp_shahdol.investigation_master AS I ON I.im_id = ISE.im_id&#10;    Join sharp_shahdol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shahdol.investigation AS ISE</text:p>
            <text:p>        JOIN sharp_shahdol.investigation_master AS I ON I.im_id = ISE.im_id</text:p>
            <text:p>    Join sharp_shahdol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burhan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6];[.B76];[.C76];[.B76];[.D76];[.B76];[.E76])" office:value-type="string" office:string-value="SELECT &#10;    ISE.lab_name,&#10;    ISE.invest_name,&#10;    COUNT(ISE.iv_id) AS totalManualTest,&#10;    DATE(ISE.entry_date),&#10;    ISE.im_id,&#10;    h.hosp_name&#10;FROM sharp_burhanpur.investigation AS ISE&#10;        JOIN sharp_burhanpur.investigation_master AS I ON I.im_id = ISE.im_id&#10;    Join sharp_burhanpu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burhanpur.investigation AS ISE</text:p>
            <text:p>        JOIN sharp_burhanpur.investigation_master AS I ON I.im_id = ISE.im_id</text:p>
            <text:p>    Join sharp_burhanpu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tikamgarh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7];[.B77];[.C77];[.B77];[.D77];[.B77];[.E77])" office:value-type="string" office:string-value="SELECT &#10;    ISE.lab_name,&#10;    ISE.invest_name,&#10;    COUNT(ISE.iv_id) AS totalManualTest,&#10;    DATE(ISE.entry_date),&#10;    ISE.im_id,&#10;    h.hosp_name&#10;FROM sharp_tikamgarh.investigation AS ISE&#10;        JOIN sharp_tikamgarh.investigation_master AS I ON I.im_id = ISE.im_id&#10;    Join sharp_tikamgarh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tikamgarh.investigation AS ISE</text:p>
            <text:p>        JOIN sharp_tikamgarh.investigation_master AS I ON I.im_id = ISE.im_id</text:p>
            <text:p>    Join sharp_tikamgarh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narsingh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8];[.B78];[.C78];[.B78];[.D78];[.B78];[.E78])" office:value-type="string" office:string-value="SELECT &#10;    ISE.lab_name,&#10;    ISE.invest_name,&#10;    COUNT(ISE.iv_id) AS totalManualTest,&#10;    DATE(ISE.entry_date),&#10;    ISE.im_id,&#10;    h.hosp_name&#10;FROM sharp_narsinghpur.investigation AS ISE&#10;        JOIN sharp_narsinghpur.investigation_master AS I ON I.im_id = ISE.im_id&#10;    Join sharp_narsinghpu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narsinghpur.investigation AS ISE</text:p>
            <text:p>        JOIN sharp_narsinghpur.investigation_master AS I ON I.im_id = ISE.im_id</text:p>
            <text:p>    Join sharp_narsinghpu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tyontha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9];[.B79];[.C79];[.B79];[.D79];[.B79];[.E79])" office:value-type="string" office:string-value="SELECT &#10;    ISE.lab_name,&#10;    ISE.invest_name,&#10;    COUNT(ISE.iv_id) AS totalManualTest,&#10;    DATE(ISE.entry_date),&#10;    ISE.im_id,&#10;    h.hosp_name&#10;FROM sharp_tyonthar.investigation AS ISE&#10;        JOIN sharp_tyonthar.investigation_master AS I ON I.im_id = ISE.im_id&#10;    Join sharp_tyontha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tyonthar.investigation AS ISE</text:p>
            <text:p>        JOIN sharp_tyonthar.investigation_master AS I ON I.im_id = ISE.im_id</text:p>
            <text:p>    Join sharp_tyontha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lakhnadon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80];[.B80];[.C80];[.B80];[.D80];[.B80];[.E80])" office:value-type="string" office:string-value="SELECT &#10;    ISE.lab_name,&#10;    ISE.invest_name,&#10;    COUNT(ISE.iv_id) AS totalManualTest,&#10;    DATE(ISE.entry_date),&#10;    ISE.im_id,&#10;    h.hosp_name&#10;FROM sharp_lakhnadon.investigation AS ISE&#10;        JOIN sharp_lakhnadon.investigation_master AS I ON I.im_id = ISE.im_id&#10;    Join sharp_lakhnadon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lakhnadon.investigation AS ISE</text:p>
            <text:p>        JOIN sharp_lakhnadon.investigation_master AS I ON I.im_id = ISE.im_id</text:p>
            <text:p>    Join sharp_lakhnadon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shujal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81];[.B81];[.C81];[.B81];[.D81];[.B81];[.E81])" office:value-type="string" office:string-value="SELECT &#10;    ISE.lab_name,&#10;    ISE.invest_name,&#10;    COUNT(ISE.iv_id) AS totalManualTest,&#10;    DATE(ISE.entry_date),&#10;    ISE.im_id,&#10;    h.hosp_name&#10;FROM sharp_shujalpur.investigation AS ISE&#10;        JOIN sharp_shujalpur.investigation_master AS I ON I.im_id = ISE.im_id&#10;    Join sharp_shujalpur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shujalpur.investigation AS ISE</text:p>
            <text:p>        JOIN sharp_shujalpur.investigation_master AS I ON I.im_id = ISE.im_id</text:p>
            <text:p>    Join sharp_shujalpur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katn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82];[.B82];[.C82];[.B82];[.D82];[.B82];[.E82])" office:value-type="string" office:string-value="SELECT &#10;    ISE.lab_name,&#10;    ISE.invest_name,&#10;    COUNT(ISE.iv_id) AS totalManualTest,&#10;    DATE(ISE.entry_date),&#10;    ISE.im_id,&#10;    h.hosp_name&#10;FROM sharp_katni.investigation AS ISE&#10;        JOIN sharp_katni.investigation_master AS I ON I.im_id = ISE.im_id&#10;    Join sharp_katni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katni.investigation AS ISE</text:p>
            <text:p>        JOIN sharp_katni.investigation_master AS I ON I.im_id = ISE.im_id</text:p>
            <text:p>    Join sharp_katni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neemuch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83];[.B83];[.C83];[.B83];[.D83];[.B83];[.E83])" office:value-type="string" office:string-value="SELECT &#10;    ISE.lab_name,&#10;    ISE.invest_name,&#10;    COUNT(ISE.iv_id) AS totalManualTest,&#10;    DATE(ISE.entry_date),&#10;    ISE.im_id,&#10;    h.hosp_name&#10;FROM sharp_neemuch.investigation AS ISE&#10;        JOIN sharp_neemuch.investigation_master AS I ON I.im_id = ISE.im_id&#10;    Join sharp_neemuch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neemuch.investigation AS ISE</text:p>
            <text:p>        JOIN sharp_neemuch.investigation_master AS I ON I.im_id = ISE.im_id</text:p>
            <text:p>    Join sharp_neemuch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pann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84];[.B84];[.C84];[.B84];[.D84];[.B84];[.E84])" office:value-type="string" office:string-value="SELECT &#10;    ISE.lab_name,&#10;    ISE.invest_name,&#10;    COUNT(ISE.iv_id) AS totalManualTest,&#10;    DATE(ISE.entry_date),&#10;    ISE.im_id,&#10;    h.hosp_name&#10;FROM sharp_panna.investigation AS ISE&#10;        JOIN sharp_panna.investigation_master AS I ON I.im_id = ISE.im_id&#10;    Join sharp_panna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panna.investigation AS ISE</text:p>
            <text:p>        JOIN sharp_panna.investigation_master AS I ON I.im_id = ISE.im_id</text:p>
            <text:p>    Join sharp_panna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1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</text:p>
          </table:table-cell>
          <table:table-cell office:value-type="string" calcext:value-type="string">
            <text:p>sharp_katju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    Join </text:p>
          </table:table-cell>
          <table:table-cell office:value-type="string" calcext:value-type="string">
            <text:p>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85];[.B85];[.C85];[.B85];[.D85];[.B85];[.E85])" office:value-type="string" office:string-value="SELECT &#10;    ISE.lab_name,&#10;    ISE.invest_name,&#10;    COUNT(ISE.iv_id) AS totalManualTest,&#10;    DATE(ISE.entry_date),&#10;    ISE.im_id,&#10;    h.hosp_name&#10;FROM sharp_katju.investigation AS ISE&#10;        JOIN sharp_katju.investigation_master AS I ON I.im_id = ISE.im_id&#10;    Join sharp_katju.hospital_reg as h on h.hr_id=ISE.hr_id&#10;WHERE&#10;    (DATE(ISE.entry_date) BETWEEN '2022-11-20' AND '2022-11-26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,</text:p>
            <text:p>    ISE.im_id,</text:p>
            <text:p>    h.hosp_name</text:p>
            <text:p>FROM sharp_katju.investigation AS ISE</text:p>
            <text:p>        JOIN sharp_katju.investigation_master AS I ON I.im_id = ISE.im_id</text:p>
            <text:p>    Join sharp_katju.hospital_reg as h on h.hr_id=ISE.hr_id</text:p>
            <text:p>WHERE</text:p>
            <text:p>    (DATE(ISE.entry_date) BETWEEN '2022-11-20' AND '2022-11-26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14:18:53.735979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14:54:56.761702618</meta:creation-date>
    <meta:editing-duration>PT26M27S</meta:editing-duration>
    <meta:editing-cycles>2</meta:editing-cycles>
    <meta:generator>LibreOffice/6.4.7.2$Linux_X86_64 LibreOffice_project/40$Build-2</meta:generator>
    <dc:date>2022-12-06T14:55:37.274453702</dc:date>
    <meta:document-statistic meta:table-count="1" meta:cell-count="510" meta:object-count="0"/>
  </office:meta>
</office:document-meta>
</file>